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ramme de classe :</text:p>
      <text:p text:style-name="P1"/>
      <text:p text:style-name="Standard"><draw:frame draw:style-name="fr1" draw:name="images1" text:anchor-type="as-char" svg:y="-8.604cm" svg:width="16.916cm" svg:height="9.424cm" draw:z-index="0"><draw:image xlink:href="https://i.gyazo.com/e90bad55c3d420ce24fc0b9de3f16a88.png" xlink:type="simple" xlink:show="embed" xlink:actuate="onLoad"/></draw:frame></text:p>
      <text:p text:style-name="Standard"/>
      <text:p text:style-name="P2"><text:s/>Diagramme de cas d'utilisation :</text:p>
      <text:p text:style-name="P2"/>
      <text:p text:style-name="P2"><draw:frame draw:style-name="fr1" draw:name="images2" text:anchor-type="as-char" svg:y="-8.934cm" svg:width="16.648cm" svg:height="9.331cm" draw:z-index="1"><draw:image xlink:href="https://i.gyazo.com/55d1cd61b3d7980a1882a1dc7465709c.png" xlink:type="simple" xlink:show="embed" xlink:actuate="onLoad"/></draw:frame> </text:p>
      <text:p text:style-name="P2"/>
      <text:p text:style-name="P2"/>
      <text:p text:style-name="P2"><text:soft-page-break/><draw:frame draw:style-name="fr2" draw:name="images3" text:anchor-type="as-char" svg:width="16.589cm" svg:height="10.663cm" draw:z-index="2"><draw:image xlink:href="https://i.gyazo.com/4449a94985558605ac8ed496b1559a9c.png" xlink:type="simple" xlink:show="embed" xlink:actuate="onLoad"/></draw:frame> </text:p>
      <text:p text:style-name="P2"/>
      <text:p text:style-name="P2">Diagramme de séquence système :</text:p>
      <text:p text:style-name="P2"/>
      <text:p text:style-name="P2"><draw:frame draw:style-name="fr3" draw:name="images4" text:anchor-type="as-char" svg:width="16.891cm" svg:height="12.421cm" draw:z-index="3"><draw:image xlink:href="https://i.gyazo.com/37f457cef851486995bb1f1b58fe3295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27T18:39:02.05</meta:creation-date>
    <meta:generator>OpenOffice/4.1.6$Win32 OpenOffice.org_project/416m1$Build-9790</meta:generator>
    <dc:date>2019-02-27T19:03:00.44</dc:date>
    <meta:editing-duration>PT23M57S</meta:editing-duration>
    <meta:editing-cycles>2</meta:editing-cycles>
    <meta:document-statistic meta:table-count="0" meta:image-count="4" meta:object-count="0" meta:page-count="2" meta:paragraph-count="7" meta:word-count="14" meta:character-count="92"/>
  </office:meta>
</office:document-meta>
</file>